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5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PAZA QUISPE, HILD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6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PAZA QUISPE, HILD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SALCEDO SERVELEON, ZENA BERNARDIN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ATOS PEKINES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2727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3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5T20:38:4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